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licking “Animate” runs through the 8 frames in the cycle, returning to 1 upon completion. The slider below “Animate” selects the individual frames, ranging from 1-8. Rather than buttons, the Spinbox and label below the slider feature the frame number the animation is on, where the Spinbox can be used to advance a frame or retreat a frame in the animation. Render takes a snapshot of the current image in the frame and saves it to file. “Spawn Animal” spawns the default frame 1 creature. </text:p>
      <text:p text:style-name="Standard"/>
      <text:p text:style-name="Standard">The three sliders at the bottom change the color of a selected tree item, using RGB 256 colors, where the visible is shown clearly in the box to the right, with the numerical values in the spinboxes between the colored square and the sliders. When an item in the tree is selected, Rotation, Translation, and Scale options are available. The dial for the foremost item affects the degrees rotation of an item and its respective children. The latter two use sliders, for both the x and y coordinates, which also affects the item and its respective childr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29T06:31:25.24</meta:creation-date>
    <meta:document-statistic meta:table-count="0" meta:image-count="0" meta:object-count="0" meta:page-count="1" meta:paragraph-count="2" meta:word-count="182" meta:character-count="1047"/>
    <dc:date>2017-03-29T07:10:19.90</dc:date>
    <meta:editing-duration>PT7M24S</meta:editing-duration>
    <meta:editing-cycles>1</meta:editing-cycles>
    <meta:generator>OpenOffice/4.1.1$Win32 OpenOffice.org_project/411m6$Build-9775</meta:generator>
  </office:meta>
</office:document-meta>
</file>